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1000000974535FC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.176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left="0cm" fo:margin-right="0cm" fo:margin-top="0.176cm" fo:margin-bottom="0cm" style:contextual-spacing="false" fo:line-height="100%" fo:text-align="justify" style:justify-single-word="false" fo:text-indent="1.251cm" style:auto-text-indent="false"/>
    </style:style>
    <style:style style:name="P5" style:family="paragraph" style:parent-style-name="Standard">
      <style:paragraph-properties fo:margin-left="0cm" fo:margin-right="0cm" fo:margin-top="0.494cm" fo:margin-bottom="0cm" style:contextual-spacing="false" fo:line-height="100%" fo:text-align="justify" style:justify-single-word="false" fo:text-indent="1.251cm" style:auto-text-indent="false"/>
    </style:style>
    <style:style style:name="P6" style:family="paragraph" style:parent-style-name="Standard">
      <style:paragraph-properties fo:margin-top="0.494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left="2.54cm" fo:margin-right="0cm" fo:margin-top="0.176cm" fo:margin-bottom="0cm" style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2.54cm" fo:margin-right="0cm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margin-top="0.494cm" fo:margin-bottom="0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4.445cm" fo:margin-right="0cm" fo:line-height="100%" fo:text-align="justify" style:justify-single-word="false" fo:text-indent="-1.944cm" style:auto-text-indent="false"/>
    </style:style>
    <style:style style:name="P11" style:family="paragraph" style:parent-style-name="Standard">
      <style:paragraph-properties fo:margin-left="1.27cm" fo:margin-right="0cm" fo:line-height="100%" fo:text-align="justify" style:justify-single-word="false" fo:text-indent="1.231cm" style:auto-text-indent="false">
        <style:tab-stops>
          <style:tab-stop style:position="2cm"/>
        </style:tab-stops>
      </style:paragraph-properties>
    </style:style>
    <style:style style:name="P12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left="2.54cm" fo:margin-right="0cm" fo:line-height="100%" fo:text-align="justify" style:justify-single-word="false" fo:text-indent="0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1.27cm" fo:margin-right="0cm" fo:line-height="100%" fo:text-align="justify" style:justify-single-word="false" fo:text-indent="1.231cm" style:auto-text-indent="false"/>
      <style:text-properties fo:font-weight="bold" style:font-weight-asian="bold"/>
    </style:style>
    <style:style style:name="P15" style:family="paragraph" style:parent-style-name="Standard">
      <style:paragraph-properties fo:margin-top="0.176cm" fo:margin-bottom="0cm" style:contextual-spacing="false" fo:line-height="100%" fo:text-align="justify" style:justify-single-word="false"/>
    </style:style>
    <style:style style:name="P16" style:family="paragraph" style:parent-style-name="Standard" style:list-style-name="WWNum6">
      <style:paragraph-properties fo:margin-left="1.27cm" fo:margin-right="0cm" fo:margin-top="0.494cm" fo:margin-bottom="0cm" style:contextual-spacing="false" fo:line-height="100%" fo:text-align="justify" style:justify-single-word="false" fo:text-indent="-0.635cm" style:auto-text-indent="false"/>
    </style:style>
    <style:style style:name="P17" style:family="paragraph" style:parent-style-name="Standard" style:list-style-name="WWNum6">
      <style:paragraph-properties fo:margin-left="1.27cm" fo:margin-right="0cm" fo:line-height="100%" fo:text-align="justify" style:justify-single-word="false" fo:text-indent="-0.635cm" style:auto-text-indent="false"/>
    </style:style>
    <style:style style:name="P18" style:family="paragraph" style:parent-style-name="Standard" style:list-style-name="WWNum2">
      <style:paragraph-properties fo:margin-left="2.54cm" fo:margin-right="0cm" fo:margin-top="0.176cm" fo:margin-bottom="0cm" style:contextual-spacing="false" fo:line-height="100%" fo:text-align="justify" style:justify-single-word="false" fo:text-indent="-0.635cm" style:auto-text-indent="false"/>
    </style:style>
    <style:style style:name="P19" style:family="paragraph" style:parent-style-name="Standard" style:list-style-name="WWNum2">
      <style:paragraph-properties fo:margin-left="2.54cm" fo:margin-right="0cm" fo:line-height="100%" fo:text-align="justify" style:justify-single-word="false" fo:text-indent="-0.635cm" style:auto-text-indent="false"/>
    </style:style>
    <style:style style:name="P20" style:family="paragraph" style:parent-style-name="Standard" style:list-style-name="WWNum2">
      <style:paragraph-properties fo:margin-left="2.54cm" fo:margin-right="0cm" fo:margin-top="0.176cm" fo:margin-bottom="0cm" style:contextual-spacing="false" fo:line-height="100%" fo:text-align="justify" style:justify-single-word="false" fo:text-indent="-0.538cm" style:auto-text-indent="false"/>
    </style:style>
    <style:style style:name="P21" style:family="paragraph" style:parent-style-name="Standard" style:list-style-name="WWNum2">
      <style:paragraph-properties fo:margin-left="2.54cm" fo:margin-right="0cm" fo:margin-top="0.494cm" fo:margin-bottom="0cm" style:contextual-spacing="false" fo:line-height="100%" fo:text-align="justify" style:justify-single-word="false" fo:text-indent="-0.538cm" style:auto-text-indent="false"/>
    </style:style>
    <style:style style:name="P22" style:family="paragraph" style:parent-style-name="Standard" style:list-style-name="WWNum2">
      <style:paragraph-properties fo:margin-left="2.54cm" fo:margin-right="0cm" fo:line-height="100%" fo:text-align="justify" style:justify-single-word="false" fo:text-indent="-0.538cm" style:auto-text-indent="false"/>
    </style:style>
    <style:style style:name="P23" style:family="paragraph" style:parent-style-name="Standard" style:list-style-name="WWNum2">
      <style:paragraph-properties fo:margin-left="2.54cm" fo:margin-right="0cm" fo:margin-top="0.176cm" fo:margin-bottom="0cm" style:contextual-spacing="false" fo:line-height="100%" fo:text-align="justify" style:justify-single-word="false" fo:text-indent="0cm" style:auto-text-indent="false"/>
      <style:text-properties officeooo:paragraph-rsid="000caa4b"/>
    </style:style>
    <style:style style:name="P24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officeooo:paragraph-rsid="000caa4b"/>
    </style:style>
    <style:style style:name="P25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fo:font-weight="bold" style:font-weight-asian="bold"/>
    </style:style>
    <style:style style:name="P26" style:family="paragraph" style:parent-style-name="Standard" style:list-style-name="WWNum1">
      <style:paragraph-properties fo:margin-left="1.27cm" fo:margin-right="0cm" fo:margin-top="0.176cm" fo:margin-bottom="0cm" style:contextual-spacing="false" fo:line-height="100%" fo:text-align="justify" style:justify-single-word="false" fo:text-indent="-0.635cm" style:auto-text-indent="false"/>
      <style:text-properties fo:font-weight="bold" style:font-weight-asian="bold"/>
    </style:style>
    <style:style style:name="P27" style:family="paragraph" style:parent-style-name="Standard" style:list-style-name="WWNum3">
      <style:paragraph-properties fo:margin-left="1.27cm" fo:margin-right="0cm" fo:margin-top="0.176cm" fo:margin-bottom="0cm" style:contextual-spacing="false" fo:line-height="100%" fo:text-align="justify" style:justify-single-word="false" fo:text-indent="-0.635cm" style:auto-text-indent="false"/>
      <style:text-properties fo:font-weight="bold" style:font-weight-asian="bold"/>
    </style:style>
    <style:style style:name="P28" style:family="paragraph" style:parent-style-name="Standard" style:list-style-name="WWNum5">
      <style:paragraph-properties fo:margin-left="1.27cm" fo:margin-right="0cm" fo:margin-top="0.176cm" fo:margin-bottom="0cm" style:contextual-spacing="false" fo:line-height="100%" fo:text-align="justify" style:justify-single-word="false" fo:text-indent="-0.635cm" style:auto-text-indent="false"/>
      <style:text-properties fo:font-weight="bold" style:font-weight-asian="bold"/>
    </style:style>
    <style:style style:name="P29" style:family="paragraph" style:parent-style-name="Standard" style:list-style-name="WWNum4">
      <style:paragraph-properties fo:margin-left="1.27cm" fo:margin-right="0cm" fo:margin-top="0.494cm" fo:margin-bottom="0cm" style:contextual-spacing="false" fo:line-height="100%" fo:text-align="justify" style:justify-single-word="false" fo:text-indent="-0.635cm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4.445cm" fo:margin-right="0cm" fo:line-height="100%" fo:text-align="justify" style:justify-single-word="false" fo:text-indent="-1.944cm" style:auto-text-indent="false"/>
      <style:text-properties fo:font-weight="bold" style:font-weight-asian="bold"/>
    </style:style>
    <style:style style:name="P31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2" style:family="paragraph" style:parent-style-name="Standard">
      <style:paragraph-properties fo:margin-top="0.176cm" fo:margin-bottom="0cm" style:contextual-spacing="false" fo:line-height="100%" fo:text-align="justify" style:justify-single-word="false"/>
      <style:text-properties officeooo:rsid="000caa4b" officeooo:paragraph-rsid="000caa4b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.176cm" fo:margin-bottom="0cm" style:contextual-spacing="false"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master-page-name="Standard">
      <style:paragraph-properties fo:margin-top="0.176cm" fo:margin-bottom="0cm" style:contextual-spacing="false" fo:line-height="100%" fo:text-align="justify" style:justify-single-word="false" style:page-number="1" fo:keep-with-next="always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left="0cm" fo:margin-right="0cm" fo:margin-top="0.176cm" fo:margin-bottom="0cm" style:contextual-spacing="false" fo:line-height="120%" fo:text-align="justify" style:justify-single-word="false" fo:text-indent="0cm" style:auto-text-indent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caa4b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 text:name="docs-internal-guid-1a869812-7fff-11df-21a6-2cb4383dcd6c"/>EXERCÍCIOS:</text:p>
      <text:p text:style-name="Text_20_body"/>
      <text:p text:style-name="P33">Para verificar se as consultas estão corretas, utilize o banco de dados chamado codeacademy que foi disponibilizado.</text:p>
      <text:p text:style-name="P36"><text:span text:style-name="T3">Desenvolva consultas usando junção para:</text:span></text:p>
      <text:p text:style-name="P34"><text:bookmark text:name="docs-internal-guid-a740efa2-7fff-3f84-e347-86b33c3d841d"/><text:span text:style-name="T6">1. </text:span>Apresentar os pedidos realizados no ano de 2014. Campos: código do pedido, data de realização, data de entrega e nome fantasia do fornecedor. Usar junção natural.</text:p>
      <text:p text:style-name="P24">SELECT </text:p>
      <text:p text:style-name="P24"><text:s text:c="4"/>p.codPedido,</text:p>
      <text:p text:style-name="P24"><text:s text:c="4"/>p.dataRealizacao,</text:p>
      <text:p text:style-name="P24"><text:s text:c="4"/>p.dataEntrega,</text:p>
      <text:p text:style-name="P24"><text:s text:c="4"/>f.nomeFantasia</text:p>
      <text:p text:style-name="P24">FROM</text:p>
      <text:p text:style-name="P24"><text:s text:c="4"/>pedidos p</text:p>
      <text:p text:style-name="P24">NATURAL JOIN</text:p>
      <text:p text:style-name="P24"><text:s text:c="4"/>fornecedor f</text:p>
      <text:p text:style-name="P24">WHERE</text:p>
      <text:p text:style-name="P3"><text:s text:c="4"/>YEAR(p.data_realização) = 2014;</text:p>
      <text:p text:style-name="P3"/>
      <text:p text:style-name="P31"><text:bookmark text:name="docs-internal-guid-0c736daf-7fff-82f0-ff60-bd604f4efa53"/><text:span text:style-name="T6">2.</text:span>Listar os vendedores da cidade de ‘Apucarana’. Campos: nome do vendedor, data de nascimento, nome da cidade. Usar equi-junção.</text:p>
      <text:p text:style-name="P3">SELECT </text:p>
      <text:p text:style-name="P3"><text:s text:c="4"/>v.nome,</text:p>
      <text:p text:style-name="P3"><text:s text:c="4"/>v.dataNascimento,</text:p>
      <text:p text:style-name="P3"><text:s text:c="4"/>c.nome</text:p>
      <text:p text:style-name="P3">FROM </text:p>
      <text:p text:style-name="P3"><text:s text:c="4"/>vendedor v</text:p>
      <text:p text:style-name="P3">JOIN </text:p>
      <text:p text:style-name="P3"><text:s text:c="4"/>cidade c ON v.codCidade = c.codCidade</text:p>
      <text:p text:style-name="P3">WHERE </text:p>
      <text:p text:style-name="P3"><text:s text:c="4"/>c.nome_cidade = 'Apucarana';</text:p>
      <text:p text:style-name="P3"/>
      <text:p text:style-name="P24"><text:span text:style-name="T6">3.</text:span><text:bookmark text:name="docs-internal-guid-8eed0181-7fff-af9d-d650-ccc031f977ca"/><text:span text:style-name="T3">Listar as informações das vendas do produto ‘Cal’. Campos: código da venda, data da venda, nome do vendedor, número do lote, descrição do produto. Usar junção natural.</text:span></text:p>
      <text:p text:style-name="P3">SELECT</text:p>
      <text:p text:style-name="P3"><text:s text:c="4"/>v.codVenda,</text:p>
      <text:p text:style-name="P3"><text:s text:c="4"/>v.dataVenda,</text:p>
      <text:p text:style-name="P3"><text:s text:c="4"/>ve.nome,</text:p>
      <text:p text:style-name="P3"><text:s text:c="4"/>p.numeroLote,</text:p>
      <text:p text:style-name="P3"><text:s text:c="4"/>p.descricao</text:p>
      <text:p text:style-name="P3"><text:soft-page-break/>FROM</text:p>
      <text:p text:style-name="P3"><text:s text:c="4"/>Venda v</text:p>
      <text:p text:style-name="P3">NATURAL JOIN</text:p>
      <text:p text:style-name="P3"><text:s text:c="4"/>vendedor ve</text:p>
      <text:p text:style-name="P3">NATURAL JOIN</text:p>
      <text:p text:style-name="P3"><text:s text:c="4"/>produto p</text:p>
      <text:p text:style-name="P3">WHERE</text:p>
      <text:p text:style-name="P3"><text:s text:c="4"/>p.descricao = 'cal';</text:p>
      <text:p text:style-name="P3"/>
      <text:p text:style-name="P24"><text:span text:style-name="T6">4.</text:span><text:bookmark text:name="docs-internal-guid-1ce115c2-7fff-f086-a160-0ade5d554fa8"/><text:span text:style-name="T3">Listar as informações dos produtos da classe ‘</text:span><text:span text:style-name="T4">Acabamentos</text:span><text:span text:style-name="T5">’</text:span><text:span text:style-name="T3">. Campos: sigla da classe, nome da classe, código do produto, descrição, estoque mínimo.</text:span></text:p>
      <text:p text:style-name="P3">SELECT</text:p>
      <text:p text:style-name="P3"><text:s text:c="4"/>c.sigla,</text:p>
      <text:p text:style-name="P3"><text:s text:c="4"/>c.nome,</text:p>
      <text:p text:style-name="P3"><text:s text:c="4"/>p.codProduto,</text:p>
      <text:p text:style-name="P3"><text:s text:c="4"/>p.descricao,</text:p>
      <text:p text:style-name="P3"><text:s text:c="4"/>p.estoqueMinimo</text:p>
      <text:p text:style-name="P3">FROM</text:p>
      <text:p text:style-name="P3"><text:s text:c="4"/>classe c</text:p>
      <text:p text:style-name="P3">NATURAL JOIN</text:p>
      <text:p text:style-name="P3"><text:s text:c="4"/>produto p</text:p>
      <text:p text:style-name="P3">WHERE</text:p>
      <text:p text:style-name="P3"><text:s text:c="4"/>c.nome = 'Acabamentos';</text:p>
      <text:p text:style-name="P3"/>
      <text:p text:style-name="P24"><text:span text:style-name="T6">5.</text:span><text:bookmark text:name="docs-internal-guid-8ae7ce94-7fff-1257-768e-fc110a9d9798"/><text:span text:style-name="T3">Listar as informações dos pedidos do fornecedor ‘</text:span><text:span text:style-name="T4">Incepa’. </text:span><text:span text:style-name="T3">Campos: Nome Fantasia do fornecedor, código do pedido, data de realização, data da entrega.</text:span></text:p>
      <text:p text:style-name="P3">SELECT</text:p>
      <text:p text:style-name="P3"><text:s text:c="4"/>f.nomeFantasia,</text:p>
      <text:p text:style-name="P3"><text:s text:c="4"/>p.codPedido,</text:p>
      <text:p text:style-name="P3"><text:s text:c="4"/>p.dataRealizacao,</text:p>
      <text:p text:style-name="P3"><text:s text:c="4"/>p.dataEntrega</text:p>
      <text:p text:style-name="P3">FROM</text:p>
      <text:p text:style-name="P3"><text:s text:c="4"/>fornecedor f</text:p>
      <text:p text:style-name="P3">NATURAL JOIN</text:p>
      <text:p text:style-name="P3"><text:s text:c="4"/>produto p;</text:p>
      <text:p text:style-name="P3"/>
      <text:p text:style-name="P24"><text:span text:style-name="T6">6.</text:span><text:bookmark text:name="docs-internal-guid-50a36643-7fff-2b6f-b33c-456b67bba801"/><text:span text:style-name="T3">Apresentar todos os produtos, e quando existirem, as vendas relativas ao produto. Campos: código do produto, descrição do produto, código da venda.  USAR LEFT JOIN</text:span></text:p>
      <text:p text:style-name="P3">SELECT</text:p>
      <text:p text:style-name="P3"><text:s text:c="4"/>p.codProduto,</text:p>
      <text:p text:style-name="P3"><text:soft-page-break/><text:s text:c="4"/>p.descricao,</text:p>
      <text:p text:style-name="P3"><text:s text:c="4"/>v.codVenda</text:p>
      <text:p text:style-name="P3">FROM</text:p>
      <text:p text:style-name="P3"><text:s text:c="4"/>produto p</text:p>
      <text:p text:style-name="P3">LEFT JOIN</text:p>
      <text:p text:style-name="P3"><text:s text:c="4"/>venda v on p.codProduto = v.codProduto;</text:p>
      <text:p text:style-name="P3"/>
      <text:p text:style-name="P24"><text:span text:style-name="T6">7. </text:span><text:bookmark text:name="docs-internal-guid-643b528e-7fff-5917-a044-47df3390a20b"/><text:span text:style-name="T3">Apresentar todos os fornecedores cadastrados, e quando existirem, os seus pedidos. Campos: nome fantasia do fornecedor, código do pedido, data de entrega do pedido. USAR LEFT JOIN</text:span></text:p>
      <text:p text:style-name="P24"><text:span text:style-name="T3"/></text:p>
      <text:p text:style-name="P3">SELECT</text:p>
      <text:p text:style-name="P3"><text:s text:c="4"/>f.nomeFantasia,</text:p>
      <text:p text:style-name="P3"><text:s text:c="4"/>p.codPedido,</text:p>
      <text:p text:style-name="P3"><text:s text:c="4"/>p.dataEntrega</text:p>
      <text:p text:style-name="P3">FROM</text:p>
      <text:p text:style-name="P3"><text:s text:c="4"/>fornecedor f</text:p>
      <text:p text:style-name="P3">LEFT JOIN </text:p>
      <text:p text:style-name="P3"><text:s text:c="4"/>pedido p ON f.codFornecedor = p.codFornecedor;</text:p>
      <text:p text:style-name="P3"/>
      <text:p text:style-name="P24"><text:span text:style-name="T6">8.</text:span><text:bookmark text:name="docs-internal-guid-1ccc85d8-7fff-a5b3-3aaf-1f92b6dba66a"/><text:span text:style-name="T3">Apresentar todos os departamentos, e seus vendedores. Apresentar também os departamentos que não possuem vendedores. Campos: nome do departamento, localização, nome do funcionário, data de nascimento. USAR RIGHT JOIN</text:span></text:p>
      <text:p text:style-name="P32"/>
      <text:p text:style-name="P3">SELECT </text:p>
      <text:p text:style-name="P3"><text:s text:c="4"/>d.nome,</text:p>
      <text:p text:style-name="P3"><text:s text:c="4"/>d.localizacao,</text:p>
      <text:p text:style-name="P3"><text:s text:c="4"/>v.nome,</text:p>
      <text:p text:style-name="P3"><text:s text:c="4"/>v.dataNascimento</text:p>
      <text:p text:style-name="P3">FROM</text:p>
      <text:p text:style-name="P3"><text:s text:c="4"/>departamento d</text:p>
      <text:p text:style-name="P3">RIGHT JOIN</text:p>
      <text:p text:style-name="P3"><text:s text:c="4"/>vendedor v on d.codDepartamento = v.codDepartamento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1" style:display-name="ListLabel 21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2" style:display-name="ListLabel 2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3" style:display-name="ListLabel 2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4" style:display-name="ListLabel 2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5" style:display-name="ListLabel 2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6" style:display-name="ListLabel 26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7" style:display-name="ListLabel 27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text-position="0% 100%" fo:font-size="11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8" style:display-name="ListLabel 38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39" style:display-name="ListLabel 39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0" style:display-name="ListLabel 40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1" style:display-name="ListLabel 41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2" style:display-name="ListLabel 42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3" style:display-name="ListLabel 43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4" style:display-name="ListLabel 44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5" style:display-name="ListLabel 45" style:family="text">
      <style:text-properties style:text-position="0% 100%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22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23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25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26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40" loext:num-list-format="%4%▪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41" loext:num-list-format="%5%▪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43" loext:num-list-format="%7%▪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44" loext:num-list-format="%8%▪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9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0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2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53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.png" text:anchor-type="char" svg:x="-2.558cm" svg:y="-1.27cm" svg:width="21.027cm" svg:height="2.237cm" draw:z-index="2"><draw:image xlink:href="Pictures/1000000100000581000000974535FC1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9-23T15:22:50.355814525</dc:date>
    <meta:editing-duration>PT5M54S</meta:editing-duration>
    <meta:editing-cycles>1</meta:editing-cycles>
    <meta:document-statistic meta:table-count="0" meta:image-count="1" meta:object-count="0" meta:page-count="3" meta:paragraph-count="92" meta:word-count="351" meta:character-count="2681" meta:non-whitespace-character-count="2206"/>
  </office:meta>
</office:document-meta>
</file>